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9107c5"/>
    </style:style>
    <style:style style:name="P3" style:family="paragraph" style:parent-style-name="Standard">
      <style:text-properties style:font-name="Liberation Serif" officeooo:paragraph-rsid="009254d1"/>
    </style:style>
    <style:style style:name="P4" style:family="paragraph" style:parent-style-name="Standard">
      <style:text-properties style:font-name="Liberation Serif" officeooo:paragraph-rsid="0094b428"/>
    </style:style>
    <style:style style:name="P5" style:family="paragraph" style:parent-style-name="Standard">
      <style:text-properties style:font-name="Liberation Serif" officeooo:paragraph-rsid="0098677c"/>
    </style:style>
    <style:style style:name="P6" style:family="paragraph" style:parent-style-name="Standard">
      <style:text-properties style:font-name="Liberation Serif" officeooo:paragraph-rsid="0099b24e"/>
    </style:style>
    <style:style style:name="P7" style:family="paragraph" style:parent-style-name="Standard">
      <style:text-properties style:font-name="Liberation Serif" officeooo:paragraph-rsid="009b4943"/>
    </style:style>
    <style:style style:name="P8" style:family="paragraph" style:parent-style-name="Standard">
      <style:text-properties style:font-name="Liberation Serif"/>
    </style:style>
    <style:style style:name="P9" style:family="paragraph" style:parent-style-name="Standard">
      <style:text-properties style:font-name="Liberation Serif" officeooo:paragraph-rsid="009ee7f3"/>
    </style:style>
    <style:style style:name="P10" style:family="paragraph" style:parent-style-name="Standard">
      <style:text-properties style:font-name="Liberation Serif" officeooo:paragraph-rsid="00a02e4a"/>
    </style:style>
    <style:style style:name="P11" style:family="paragraph" style:parent-style-name="Standard">
      <style:text-properties style:font-name="Liberation Serif" officeooo:paragraph-rsid="00a2ceb5"/>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8ebf9c"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9254d1"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94b428"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98677c"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996b2d"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997e93"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99b24e"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9a9c22"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9ae0db"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9b4943" fo:background-color="#ebebeb" loext:char-shading-value="0"/>
    </style:style>
    <style:style style:name="T12" style:family="text">
      <style:text-properties fo:font-variant="normal" fo:text-transform="none" fo:color="#14313a" loext:opacity="100%" style:font-name="Liberation Serif" fo:font-size="11.25pt" fo:letter-spacing="normal" fo:language="en" fo:country="US" fo:font-style="normal" fo:font-weight="normal" officeooo:rsid="009cf286" fo:background-color="#ebebeb" loext:char-shading-value="0"/>
    </style:style>
    <style:style style:name="T13" style:family="text">
      <style:text-properties fo:font-variant="normal" fo:text-transform="none" fo:color="#14313a" loext:opacity="100%" style:font-name="Liberation Serif" fo:font-size="11.25pt" fo:letter-spacing="normal" fo:language="en" fo:country="US" fo:font-style="normal" fo:font-weight="normal" officeooo:rsid="009ee7f3" fo:background-color="#ebebeb" loext:char-shading-value="0"/>
    </style:style>
    <style:style style:name="T14" style:family="text">
      <style:text-properties fo:font-variant="normal" fo:text-transform="none" fo:color="#14313a" loext:opacity="100%" style:font-name="Liberation Serif" fo:font-size="11.25pt" fo:letter-spacing="normal" fo:language="en" fo:country="US" fo:font-style="normal" fo:font-weight="normal" officeooo:rsid="009feef0" fo:background-color="#ebebeb" loext:char-shading-value="0"/>
    </style:style>
    <style:style style:name="T15" style:family="text">
      <style:text-properties fo:font-variant="normal" fo:text-transform="none" fo:color="#14313a" loext:opacity="100%" style:font-name="Liberation Serif" fo:font-size="11.25pt" fo:letter-spacing="normal" fo:language="en" fo:country="US" fo:font-style="normal" fo:font-weight="normal" officeooo:rsid="00a02e4a" fo:background-color="#ebebeb" loext:char-shading-value="0"/>
    </style:style>
    <style:style style:name="T16" style:family="text">
      <style:text-properties fo:font-variant="normal" fo:text-transform="none" fo:color="#14313a" loext:opacity="100%" style:font-name="Liberation Serif" fo:font-size="11.25pt" fo:letter-spacing="normal" fo:language="en" fo:country="US" fo:font-style="normal" fo:font-weight="normal" officeooo:rsid="00a12c91" fo:background-color="#ebebeb" loext:char-shading-value="0"/>
    </style:style>
    <style:style style:name="T17" style:family="text">
      <style:text-properties fo:font-variant="normal" fo:text-transform="none" fo:color="#14313a" loext:opacity="100%" style:font-name="Liberation Serif" fo:font-size="11.25pt" fo:letter-spacing="normal" fo:language="en" fo:country="US" fo:font-style="normal" fo:font-weight="normal" officeooo:rsid="00a2ceb5" fo:background-color="#ebebeb" loext:char-shading-value="0"/>
    </style:style>
    <style:style style:name="T18" style:family="text">
      <style:text-properties fo:font-variant="normal" fo:text-transform="none" fo:color="#14313a" loext:opacity="100%" style:font-name="Liberation Serif" fo:font-size="11.25pt" fo:letter-spacing="normal" fo:language="en" fo:country="US" fo:font-style="normal" fo:font-weight="normal" officeooo:rsid="00a43add" fo:background-color="#ebebeb" loext:char-shading-value="0"/>
    </style:style>
    <style:style style:name="T19" style:family="text">
      <style:text-properties fo:font-variant="normal" fo:text-transform="none" fo:color="#14313a" loext:opacity="100%" style:font-name="Liberation Serif" fo:font-size="11.25pt" fo:letter-spacing="normal" fo:language="en" fo:country="US" fo:font-style="normal" fo:font-weight="normal" officeooo:rsid="00a4bb1a" fo:background-color="#ebebeb" loext:char-shading-value="0"/>
    </style:style>
    <style:style style:name="T20" style:family="text">
      <style:text-properties fo:font-variant="normal" fo:text-transform="none" fo:color="#14313a" loext:opacity="100%" style:font-name="Liberation Serif" fo:font-size="11.25pt" fo:letter-spacing="normal" fo:language="en" fo:country="US" fo:font-style="normal" fo:font-weight="normal" officeooo:rsid="00a5f037"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oft-page-break/><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text:span></text:span><text:soft-page-break/><text:span text:style-name="Source_20_Text"><text:span text:style-name="T1">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oft-page-break/><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4"><text:span text:style-name="Source_20_Text"><text:span text:style-name="T4">#### Validation of the methods applied to the dataset</text:span></text:span></text:p>
      <text:p text:style-name="P5"><text:span text:style-name="Source_20_Text"><text:span text:style-name="T5">In the context of the validation of methods applied to a dataset, the mutual information calculation is used to assess the impact of computations on the dataset and the information it carries. </text:span></text:span></text:p>
      <text:p text:style-name="P7"><text:span text:style-name="Source_20_Text"><text:span text:style-name="T5">Mutual information, denoted as $I(X;Y)$, is a measure of the dependence or information shared between two variables, $X$ and $Y$, in this case sample type</text:span></text:span><text:span text:style-name="Source_20_Text"><text:span text:style-name="T11">s</text:span></text:span><text:span text:style-name="Source_20_Text"><text:span text:style-name="T5">. It is calculated using the equation $I(X;Y) = H(X,Y) - H(X|Y) - H(Y|X)$, where $H$ represents the entropy, </text:span></text:span><text:span text:style-name="Source_20_Text"><text:span text:style-name="T11">$H(X|Y)$ and $H(Y|X)$ denote for the both conditional probabilities and $</text:span></text:span><text:span text:style-name="Source_20_Text"><text:span text:style-name="T5">H(X,Y)</text:span></text:span><text:span text:style-name="Source_20_Text"><text:span text:style-name="T11">$ for the joint entropy. </text:span></text:span></text:p>
      <text:p text:style-name="P9"><text:span text:style-name="Source_20_Text"><text:span text:style-name="T5">Entropy, as a concept in information theory, quantifies the level of disorder or uncertainty associated with a random event. Events that are highly likely to occur are considered less informative than events that are more unexpected or less likely. </text:span></text:span><text:span text:style-name="Source_20_Text"><text:span text:style-name="T7">In a Venn diagram $I(X;Y)$ (the mutual information) </text:span></text:span><text:span text:style-name="Source_20_Text"><text:span text:style-name="T12">corresponds to</text:span></text:span><text:span text:style-name="Source_20_Text"><text:span text:style-name="T7"> the intersection </text:span></text:span><text:span text:style-name="Source_20_Text"><text:span text:style-name="T13">of </text:span></text:span><text:span text:style-name="Source_20_Text"><text:span text:style-name="T7">the two conditional </text:span></text:span><text:span text:style-name="Source_20_Text"><text:span text:style-name="T8">entropy</text:span></text:span><text:span text:style-name="Source_20_Text"><text:span text:style-name="T11">s</text:span></text:span><text:span text:style-name="Source_20_Text"><text:span text:style-name="T7"> $H(X|Y)$ and $H(Y|X)$. </text:span></text:span><text:span text:style-name="Source_20_Text"><text:span text:style-name="T9">To calculate the mutual information between two variables $X$ and $Y$ we can </text:span></text:span><text:span text:style-name="Source_20_Text"><text:span text:style-name="T11">alternatively</text:span></text:span><text:span text:style-name="Source_20_Text"><text:span text:style-name="T9"> </text:span></text:span><text:span text:style-name="Source_20_Text"><text:span text:style-name="T12">express the</text:span></text:span><text:span text:style-name="Source_20_Text"><text:span text:style-name="T9"> above equation</text:span></text:span><text:span text:style-name="Source_20_Text"><text:span text:style-name="T11"> as</text:span></text:span><text:span text:style-name="Source_20_Text"><text:span text:style-name="T9"> $I(X;Y) = D_{KL} (P_{(X,Y)} || P_{X} \otimes P_{Y})$. $D_{KL}$ denotes for the Kullback-Leibler divergence which is a concept of relative entropy between two variables and tells us how much 2 probability distributions differ from each other </text:span></text:span><text:span text:style-name="Source_20_Text"><text:span text:style-name="T11">and </text:span></text:span><text:span text:style-name="Source_20_Text"><text:span text:style-name="T12">$</text:span></text:span><text:span text:style-name="Source_20_Text"><text:span text:style-name="T9">P_{X} \otimes P_{Y}</text:span></text:span><text:span text:style-name="Source_20_Text"><text:span text:style-name="T12">$ represents the product of the marginals. The underlying principle of divergence is the integral asymmetry in Bayesian inference, which means that divergence does not satisfy the triangle inequality, and differences are not the same depending on the starting point.</text:span></text:span><text:span text:style-name="Source_20_Text"><text:span text:style-name="T10"> </text:span></text:span><text:span text:style-name="Source_20_Text"><text:span text:style-name="T5">By comparing the mutual information before performing any calculations with the mutual information calculated after the computations, it is possible to assess whether the applied methods have significantly altered the dependence or information content. The goal is to </text:span></text:span><text:span text:style-name="Source_20_Text"><text:span text:style-name="T12">choose a method</text:span></text:span><text:span text:style-name="Source_20_Text"><text:span text:style-name="T5"> </text:span></text:span><text:span text:style-name="Source_20_Text"><text:span text:style-name="T12">which preserves</text:span></text:span><text:span text:style-name="Source_20_Text"><text:span text:style-name="T5"> the information contributed by each biological sample type to the experiment.</text:span></text:span></text:p>
      <text:p text:style-name="P6"><text:span text:style-name="Source_20_Text"><text:span text:style-name="T5">The R package "infotheo" is utilized to perform the </text:span></text:span><text:span text:style-name="Source_20_Text"><text:span text:style-name="T8">estimates for the entropy of the two variables.</text:span></text:span><text:span text:style-name="Source_20_Text"><text:span text:style-name="T5"> Mutual information is returned as natural unit of information (=nat), a measurement proportional to the to the Shannon entropy ($1nat = \frac{1}{ln2} shannons$). Before calculating the </text:span></text:span><text:span text:style-name="Source_20_Text"><text:span text:style-name="T6">pairwise mutual information of the expression matrix, values were discretized into bins with the discretize function of above package.</text:span></text:span></text:p>
      <text:p text:style-name="P6"><text:span text:style-name="Source_20_Text"><text:span text:style-name="T8">The mutual information is calculated within each sample type, and it can also be calculated between a selection of sample types to determine if the computations performed affect the information content. </text:span></text:span><text:span text:style-name="Source_20_Text"><text:span text:style-name="T12">A</text:span></text:span><text:span text:style-name="Source_20_Text"><text:span text:style-name="T6">fter that all pairwise mutual information within the expression set before and after the pipeline is obtained. The pairwise differences can be observed as a boxplot for a particular sample type indicating the change in dependence within </text:span></text:span><text:span text:style-name="Source_20_Text"><text:span text:style-name="T12">and also compared to another sample type</text:span></text:span><text:span text:style-name="Source_20_Text"><text:span text:style-name="T6">.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0"><text:soft-page-break/><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ext:span></text:span><text:span text:style-name="Source_20_Text"><text:span text:style-name="T13">The advantage of this procedure is, that we can quantify the biological relevance of working in multiple batches and avoid publishing false positive results.</text:span></text:span></text:p>
      <text:p text:style-name="P10"><text:span text:style-name="Source_20_Text"><text:span text:style-name="T13">The multi factor option uses an additive model as a design matrix, whereas</text:span></text:span><text:span text:style-name="Source_20_Text"><text:span text:style-name="T14">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2"><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text:span></text:span><text:span text:style-name="Source_20_Text"><text:span text:style-name="T2">also called shrinkage</text:span></text:span><text:span text:style-name="Source_20_Text"><text:span text:style-name="T1">.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text:span></text:span><text:span text:style-name="Source_20_Text"><text:span text:style-name="T3">{</text:span></text:span><text:span text:style-name="Source_20_Text"><text:span text:style-name="T1">g</text:span></text:span><text:span text:style-name="Source_20_Text"><text:span text:style-name="T3">}</text:span></text:span><text:span text:style-name="Source_20_Text"><text:span text:style-name="T1">}{d_{0} + d_{g}}$. This is where the shrinkage occurs, as the posteriors affect the prior values based on their respective sizes and degrees of freedom.</text:span></text:span></text:p>
      <text:p text:style-name="P3"><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0"><text:span text:style-name="Source_20_Text"><text:span text:style-name="T15">Limma outputs a table with all proteins, their respective logfold change, p-values and adjusted p-values. The user can choose different methods for the correction of the p-values, which is necessary when testing the same hypothesis multiple times. </text:span></text:span><text:span text:style-name="Source_20_Text"><text:span text:style-name="T16">A common method in omics studies is the false discovery rate (=fdr) </text:span></text:span><text:soft-page-break/><text:span text:style-name="Source_20_Text"><text:span text:style-name="T16">by Benjamini Hochberg </text:span></text:span><text:span text:style-name="Source_20_Text"><text:span text:style-name="T17">\citep{Benjamini1995}</text:span></text:span><text:span text:style-name="Source_20_Text"><text:span text:style-name="T16">. By ranking all the p-values from smallest to largest the p-values are adjusted sequentially using the formula $p_(i) = \frac{r_i}{m} Q$. The rank in the p-value table is denoted as $r_i$ <text:s text:c="2"/>, $m$ reflects the total number of tests and $Q$ represents false discovery rate </text:span></text:span><text:span text:style-name="Source_20_Text"><text:span text:style-name="T17">which is set to 5%. The second option to choose is the Benjamini &amp; Yekutieli (=BY) </text:span></text:span><text:span text:style-name="Source_20_Text"><text:span text:style-name="T19">\</text:span></text:span><text:span text:style-name="Source_20_Text"><text:span text:style-name="T18">citep{Benjamini2001}</text:span></text:span><text:span text:style-name="Source_20_Text"><text:span text:style-name="T17">method, </text:span></text:span><text:span text:style-name="Source_20_Text"><text:span text:style-name="T19">which is a further development of the fdr by the same statistician and has a wider range of application based on the dependencies for the test.</text:span></text:span></text:p>
      <text:p text:style-name="P11"><text:span text:style-name="Source_20_Text"><text:span text:style-name="T17">The third </text:span></text:span><text:span text:style-name="Source_20_Text"><text:span text:style-name="T19">and most conservative </text:span></text:span><text:span text:style-name="Source_20_Text"><text:span text:style-name="T17">option is the Holm method </text:span></text:span><text:span text:style-name="Source_20_Text"><text:span text:style-name="T18">\citep{Holm1979} </text:span></text:span><text:span text:style-name="Source_20_Text"><text:span text:style-name="T19">which controls the error sequentally in a family wise manner, which is considered as traditional in regards to the above mentioned experimental wise error rates. </text:span></text:span><text:span text:style-name="Source_20_Text"><text:span text:style-name="T20">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0"><text:span text:style-name="Source_20_Text"><text:span text:style-name="T15"/></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25T15:59:44.200848819</dc:date>
    <meta:editing-duration>P1DT4H43M1S</meta:editing-duration>
    <meta:editing-cycles>30</meta:editing-cycles>
    <meta:document-statistic meta:table-count="0" meta:image-count="0" meta:object-count="0" meta:page-count="20" meta:paragraph-count="512" meta:word-count="8054" meta:character-count="60609" meta:non-whitespace-character-count="49253"/>
  </office:meta>
</office:document-meta>
</file>